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54.27mm"/>
    </style:style>
    <style:style style:name="co3" style:family="table-column">
      <style:table-column-properties fo:break-before="auto" style:column-width="43.11mm"/>
    </style:style>
    <style:style style:name="co4" style:family="table-column">
      <style:table-column-properties fo:break-before="auto" style:column-width="37.94mm"/>
    </style:style>
    <style:style style:name="co5" style:family="table-column">
      <style:table-column-properties fo:break-before="auto" style:column-width="42.5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E1" table:style-name="ta1">
        <table:shapes>
          <draw:frame draw:z-index="0" draw:style-name="gr1" draw:text-style-name="P1" svg:width="158.16mm" svg:height="88.72mm" svg:x="228.42mm" svg:y="0mm">
            <draw:object draw:notify-on-update-of-ranges="resultados_E1.A2:resultados_E1.A7 resultados_E1.C1:resultados_E1.C1 resultados_E1.C2:resultados_E1.C7 resultados_E1.D1:resultados_E1.D1 resultados_E1.D2:resultados_E1.D7 resultados_E1.E1:resultados_E1.E1 resultados_E1.E2:resultados_E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manho_matriz</text:p>
          </table:table-cell>
          <table:table-cell office:value-type="string" calcext:value-type="string">
            <text:p>elementos_por_thread_processo</text:p>
          </table:table-cell>
          <table:table-cell office:value-type="string" calcext:value-type="string">
            <text:p>tempo_medio_sequencial</text:p>
          </table:table-cell>
          <table:table-cell office:value-type="string" calcext:value-type="string">
            <text:p>tempo_medio_threads</text:p>
          </table:table-cell>
          <table:table-cell office:value-type="string" calcext:value-type="string">
            <text:p>tempo_medio_processo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000" calcext:value-type="float">
            <text:p>20000</text:p>
          </table:table-cell>
          <table:table-cell office:value-type="float" office:value="200" calcext:value-type="float">
            <text:p>20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0000" calcext:value-type="float">
            <text:p>80000</text:p>
          </table:table-cell>
          <table:table-cell office:value-type="float" office:value="1606" calcext:value-type="float">
            <text:p>1606</text:p>
          </table:table-cell>
          <table:table-cell office:value-type="float" office:value="312" calcext:value-type="float">
            <text:p>31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17589" calcext:value-type="float">
            <text:p>17589</text:p>
          </table:table-cell>
          <table:table-cell office:value-type="float" office:value="3783" calcext:value-type="float">
            <text:p>3783</text:p>
          </table:table-cell>
          <table:table-cell office:value-type="float" office:value="3886" calcext:value-type="float">
            <text:p>388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161475" calcext:value-type="float">
            <text:p>161475</text:p>
          </table:table-cell>
          <table:table-cell office:value-type="float" office:value="35405" calcext:value-type="float">
            <text:p>35405</text:p>
          </table:table-cell>
          <table:table-cell office:value-type="float" office:value="37032" calcext:value-type="float">
            <text:p>370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0:10:55.49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2T11:03:39.031000000</dc:date>
    <meta:editing-duration>PT58M8S</meta:editing-duration>
    <meta:editing-cycles>3</meta:editing-cycles>
    <meta:generator>LibreOffice/6.2.8.2$Windows_X86_64 LibreOffice_project/f82ddfca21ebc1e222a662a32b25c0c9d20169ee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17cm" svg:height="8.873cm" xlink:href=".." xlink:type="simple" chart:class="chart:line" chart:style-name="ch1">
        <chart:title svg:x="1.951cm" svg:y="0.313cm" chart:style-name="ch2">
          <text:p>Tempo de processamento em função do tamanho da matriz</text:p>
        </chart:title>
        <chart:subtitle svg:x="3.816cm" svg:y="1.269cm" chart:style-name="ch3">
          <text:p>Para versões sequencial, threads e processos</text:p>
        </chart:subtitle>
        <chart:legend chart:legend-position="end" svg:x="10.584cm" svg:y="3.639cm" style:legend-expansion="high" chart:style-name="ch4"/>
        <chart:plot-area chart:style-name="ch5" table:cell-range-address="resultados_E1.A2:resultados_E1.A7 resultados_E1.C1:resultados_E1.E7" chart:data-source-has-labels="both" svg:x="1.327cm" svg:y="2.129cm" svg:width="8.941cm" svg:height="5.586cm">
          <chartooo:coordinate-region svg:x="2.504cm" svg:y="2.328cm" svg:width="7.207cm" svg:height="4.74cm"/>
          <chart:axis chart:dimension="x" chart:name="primary-x" chart:style-name="ch6" chartooo:axis-type="auto">
            <chartooo:date-scale/>
            <chart:title svg:x="4.351cm" svg:y="7.892cm" chart:style-name="ch7">
              <text:p>Tamanho da matriz</text:p>
            </chart:title>
            <chart:categories table:cell-range-address="resultados_E1.A2:resultados_E1.A7"/>
          </chart:axis>
          <chart:axis chart:dimension="y" chart:name="primary-y" chart:style-name="ch6">
            <chart:title svg:x="0.451cm" svg:y="6.858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resultados_E1.C2:resultados_E1.C7" chart:label-cell-address="resultados_E1.C1:resultados_E1.C1" chart:class="chart:line">
            <chart:data-point chart:repeated="6"/>
          </chart:series>
          <chart:series chart:style-name="ch11" chart:values-cell-range-address="resultados_E1.D2:resultados_E1.D7" chart:label-cell-address="resultados_E1.D1:resultados_E1.D1" chart:class="chart:line">
            <chart:data-point chart:repeated="6"/>
          </chart:series>
          <chart:series chart:style-name="ch12" chart:values-cell-range-address="resultados_E1.E2:resultados_E1.E7" chart:label-cell-address="resultados_E1.E1:resultados_E1.E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_medio_sequencial</text:p>
                <draw:g>
                  <svg:desc>resultados_E1.C1:resultados_E1.C1</svg:desc>
                </draw:g>
              </table:table-cell>
              <table:table-cell office:value-type="string">
                <text:p>tempo_medio_threads</text:p>
                <draw:g>
                  <svg:desc>resultados_E1.D1:resultados_E1.D1</svg:desc>
                </draw:g>
              </table:table-cell>
              <table:table-cell office:value-type="string">
                <text:p>tempo_medio_processos</text:p>
                <draw:g>
                  <svg:desc>resultados_E1.E1:resultados_E1.E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resultados_E1.A2:resultados_E1.A7</svg:desc>
                </draw:g>
              </table:table-cell>
              <table:table-cell office:value-type="float" office:value="3">
                <text:p>3</text:p>
                <draw:g>
                  <svg:desc>resultados_E1.C2:resultados_E1.C7</svg:desc>
                </draw:g>
              </table:table-cell>
              <table:table-cell office:value-type="float" office:value="0">
                <text:p>0</text:p>
                <draw:g>
                  <svg:desc>resultados_E1.D2:resultados_E1.D7</svg:desc>
                </draw:g>
              </table:table-cell>
              <table:table-cell office:value-type="float" office:value="0">
                <text:p>0</text:p>
                <draw:g>
                  <svg:desc>resultados_E1.E2:resultados_E1.E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06">
                <text:p>1606</text:p>
              </table:table-cell>
              <table:table-cell office:value-type="float" office:value="312">
                <text:p>31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7589">
                <text:p>17589</text:p>
              </table:table-cell>
              <table:table-cell office:value-type="float" office:value="3783">
                <text:p>3783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61475">
                <text:p>161475</text:p>
              </table:table-cell>
              <table:table-cell office:value-type="float" office:value="35405">
                <text:p>35405</text:p>
              </table:table-cell>
              <table:table-cell office:value-type="float" office:value="37032">
                <text:p>37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